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iberation Serif1" svg:font-family="'Liberation Serif', serif"/>
    <style:font-face style:name="monospace" svg:font-family="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010814" officeooo:paragraph-rsid="00010814" style:font-size-asian="12pt" style:font-size-complex="12pt"/>
    </style:style>
    <style:style style:name="P2" style:family="paragraph" style:parent-style-name="Standard">
      <style:text-properties style:font-name="Liberation Serif" fo:font-size="12pt" officeooo:rsid="00010814" officeooo:paragraph-rsid="0001d403" style:font-size-asian="12pt" style:font-size-complex="12pt"/>
    </style:style>
    <style:style style:name="P3" style:family="paragraph" style:parent-style-name="Standard">
      <style:text-properties style:font-name="Liberation Serif" fo:font-size="12pt" officeooo:rsid="00010814" officeooo:paragraph-rsid="000646a4" style:font-size-asian="12pt" style:font-size-complex="12pt"/>
    </style:style>
    <style:style style:name="P4" style:family="paragraph" style:parent-style-name="Standard">
      <style:text-properties style:font-name="Liberation Serif" fo:font-size="12pt" officeooo:rsid="000396d5" officeooo:paragraph-rsid="000396d5" style:font-size-asian="12pt" style:font-size-complex="12pt"/>
    </style:style>
    <style:style style:name="P5" style:family="paragraph" style:parent-style-name="Standard">
      <style:text-properties style:font-name="Liberation Serif" fo:font-size="12pt" officeooo:rsid="0004ae5d" officeooo:paragraph-rsid="0004ae5d" style:font-size-asian="12pt" style:font-size-complex="12pt"/>
    </style:style>
    <style:style style:name="P6" style:family="paragraph" style:parent-style-name="Standard">
      <style:text-properties style:font-name="Liberation Serif" fo:font-size="12pt" officeooo:rsid="0004ae5d" officeooo:paragraph-rsid="0009d911" style:font-size-asian="12pt" style:font-size-complex="12pt"/>
    </style:style>
    <style:style style:name="P7" style:family="paragraph" style:parent-style-name="Standard">
      <style:text-properties style:font-name="Liberation Serif" fo:font-size="12pt" officeooo:rsid="00080aee" officeooo:paragraph-rsid="00080aee" style:font-size-asian="12pt" style:font-size-complex="12pt"/>
    </style:style>
    <style:style style:name="P8" style:family="paragraph" style:parent-style-name="Standard">
      <style:text-properties style:font-name="Liberation Serif" fo:font-size="12pt" officeooo:rsid="0009b049" officeooo:paragraph-rsid="0009b049" style:font-size-asian="12pt" style:font-size-complex="12pt"/>
    </style:style>
    <style:style style:name="P9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0646a4" officeooo:paragraph-rsid="000646a4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Serif" fo:font-size="12pt" fo:font-style="normal" style:text-underline-style="solid" style:text-underline-width="auto" style:text-underline-color="font-color" fo:font-weight="bold" officeooo:rsid="0004ae5d" officeooo:paragraph-rsid="0004ae5d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c9211e" style:font-name="Liberation Serif" fo:font-size="12pt" style:text-underline-style="solid" style:text-underline-width="auto" style:text-underline-color="font-color" fo:font-weight="bold" officeooo:rsid="00067dfb" officeooo:paragraph-rsid="00067dfb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c9211e" style:font-name="Liberation Serif" fo:font-size="12pt" style:text-underline-style="solid" style:text-underline-width="auto" style:text-underline-color="font-color" fo:font-weight="bold" officeooo:rsid="00010814" officeooo:paragraph-rsid="00067dfb" fo:background-color="#ffffff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c9211e" style:font-name="Liberation Serif" fo:font-size="12pt" style:text-underline-style="solid" style:text-underline-width="auto" style:text-underline-color="font-color" fo:font-weight="bold" officeooo:rsid="00010814" officeooo:paragraph-rsid="000d9cb0" fo:background-color="#ffffff" style:font-size-asian="12pt" style:font-weight-asian="bold" style:font-size-complex="12pt" style:font-weight-complex="bold"/>
    </style:style>
    <style:style style:name="P14" style:family="paragraph" style:parent-style-name="Standard">
      <style:text-properties fo:color="#c9211e" style:font-name="Liberation Serif" fo:font-size="12pt" fo:font-weight="normal" officeooo:rsid="000d9cb0" officeooo:paragraph-rsid="000d9cb0" fo:background-color="#ffffff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use-window-font-color="true" style:font-name="Lucida Console" fo:font-size="9pt" fo:background-color="#ffffff" style:font-size-asian="9pt"/>
    </style:style>
    <style:style style:name="P16" style:family="paragraph" style:parent-style-name="Standard">
      <style:text-properties style:use-window-font-color="true" style:font-name="Lucida Console" fo:font-size="9pt" officeooo:rsid="00010814" officeooo:paragraph-rsid="00010814" fo:background-color="#ffffff" style:font-size-asian="9pt" style:font-size-complex="12pt"/>
    </style:style>
    <style:style style:name="P17" style:family="paragraph" style:parent-style-name="Standard">
      <style:text-properties style:use-window-font-color="true" style:font-name="Liberation Serif" fo:font-size="12pt" officeooo:rsid="00058a06" officeooo:paragraph-rsid="00058a06" fo:background-color="#ffffff" style:font-size-asian="12pt" style:font-size-complex="12pt"/>
    </style:style>
    <style:style style:name="P18" style:family="paragraph" style:parent-style-name="Standard">
      <style:text-properties style:use-window-font-color="true" style:font-name="Liberation Serif" fo:font-size="12pt" officeooo:rsid="00058a06" officeooo:paragraph-rsid="0009d911" fo:background-color="#ffffff" style:font-size-asian="12pt" style:font-size-complex="12pt"/>
    </style:style>
    <style:style style:name="P19" style:family="paragraph" style:parent-style-name="Standard">
      <style:text-properties style:use-window-font-color="true" style:font-name="Liberation Serif" fo:font-size="12pt" officeooo:rsid="000646a4" officeooo:paragraph-rsid="000646a4" fo:background-color="#ffffff" style:font-size-asian="12pt" style:font-size-complex="12pt"/>
    </style:style>
    <style:style style:name="P20" style:family="paragraph" style:parent-style-name="Standard">
      <style:text-properties style:use-window-font-color="true" style:font-name="Liberation Serif" fo:font-size="12pt" officeooo:rsid="00067dfb" officeooo:paragraph-rsid="00067dfb" fo:background-color="#ffffff" style:font-size-asian="12pt" style:font-size-complex="12pt"/>
    </style:style>
    <style:style style:name="P21" style:family="paragraph" style:parent-style-name="Standard">
      <style:text-properties style:use-window-font-color="true" style:font-name="Liberation Serif" fo:font-size="12pt" officeooo:rsid="0007fbbd" officeooo:paragraph-rsid="0007fbbd" fo:background-color="#ffffff" style:font-size-asian="12pt" style:font-size-complex="12pt"/>
    </style:style>
    <style:style style:name="P22" style:family="paragraph" style:parent-style-name="Standard">
      <style:text-properties style:use-window-font-color="true" style:font-name="Liberation Serif" fo:font-size="12pt" officeooo:rsid="0009d911" officeooo:paragraph-rsid="0009d911" fo:background-color="#ffffff" style:font-size-asian="12pt" style:font-size-complex="12pt"/>
    </style:style>
    <style:style style:name="P23" style:family="paragraph" style:parent-style-name="Standard">
      <style:text-properties style:use-window-font-color="true" style:font-name="Liberation Serif" fo:font-size="12pt" officeooo:rsid="00080aee" officeooo:paragraph-rsid="00080aee" fo:background-color="#ffffff" style:font-size-asian="12pt" style:font-size-complex="12pt"/>
    </style:style>
    <style:style style:name="P24" style:family="paragraph" style:parent-style-name="Standard">
      <style:text-properties style:use-window-font-color="true" style:font-name="Liberation Serif" fo:font-size="12pt" officeooo:rsid="000c2819" officeooo:paragraph-rsid="000c2819" fo:background-color="#ffffff" style:font-size-asian="12pt" style:font-size-complex="12pt"/>
    </style:style>
    <style:style style:name="P25" style:family="paragraph" style:parent-style-name="Standard">
      <style:text-properties style:use-window-font-color="true" style:font-name="Liberation Serif" fo:font-size="12pt" officeooo:rsid="000d9cb0" officeooo:paragraph-rsid="000d9cb0" fo:background-color="#ffffff" style:font-size-asian="12pt" style:font-size-complex="12pt"/>
    </style:style>
    <style:style style:name="P26" style:family="paragraph" style:parent-style-name="Standard">
      <style:text-properties style:use-window-font-color="true" style:font-name="Liberation Serif" fo:font-size="12pt" officeooo:rsid="000fa018" officeooo:paragraph-rsid="000fa018" fo:background-color="#ffffff" style:font-size-asian="12pt" style:font-size-complex="12pt"/>
    </style:style>
    <style:style style:name="P27" style:family="paragraph" style:parent-style-name="Standard">
      <style:text-properties style:use-window-font-color="true" style:font-name="Liberation Serif" fo:font-size="12pt" officeooo:rsid="000ffbcb" officeooo:paragraph-rsid="000ffbcb" fo:background-color="#ffffff" style:font-size-asian="12pt" style:font-size-complex="12pt"/>
    </style:style>
    <style:style style:name="P28" style:family="paragraph" style:parent-style-name="Standard">
      <style:text-properties style:use-window-font-color="true" style:font-name="Liberation Serif" fo:font-size="12pt" officeooo:rsid="000ffbcb" officeooo:paragraph-rsid="0011e2ad" fo:background-color="#ffffff" style:font-size-asian="12pt" style:font-size-complex="12pt"/>
    </style:style>
    <style:style style:name="P29" style:family="paragraph" style:parent-style-name="Standard">
      <style:text-properties style:use-window-font-color="true" style:font-name="Liberation Serif" fo:font-size="12pt" officeooo:rsid="00175d9b" officeooo:paragraph-rsid="00175d9b" fo:background-color="#ffffff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use-window-font-color="true" style:font-name="Liberation Serif" fo:font-size="12pt" officeooo:rsid="00175d9b" officeooo:paragraph-rsid="00175d9b" fo:background-color="#ffffff" style:font-size-asian="12pt" style:font-size-complex="12pt"/>
    </style:style>
    <style:style style:name="P31" style:family="paragraph" style:parent-style-name="Standard">
      <style:text-properties style:use-window-font-color="true" style:font-name="Liberation Serif" fo:font-size="12pt" officeooo:rsid="001845e4" officeooo:paragraph-rsid="001845e4" fo:background-color="#ffffff" style:font-size-asian="12pt" style:font-size-complex="12pt"/>
    </style:style>
    <style:style style:name="P32" style:family="paragraph" style:parent-style-name="Standard">
      <style:text-properties style:use-window-font-color="true" style:font-name="Liberation Serif" fo:font-size="12pt" style:text-underline-style="solid" style:text-underline-width="auto" style:text-underline-color="font-color" fo:font-weight="bold" officeooo:rsid="000646a4" officeooo:paragraph-rsid="000646a4" fo:background-color="#ffffff" style:font-size-asian="12pt" style:font-weight-asian="bold" style:font-size-complex="12pt" style:font-weight-complex="bold"/>
    </style:style>
    <style:style style:name="P33" style:family="paragraph" style:parent-style-name="Standard">
      <style:text-properties style:use-window-font-color="true" style:font-name="Liberation Serif" fo:font-size="12pt" fo:font-weight="bold" officeooo:rsid="00175d9b" officeooo:paragraph-rsid="00175d9b" fo:background-color="#ffffff" style:font-size-asian="12pt" style:font-weight-asian="bold" style:font-size-complex="12pt" style:font-weight-complex="bold"/>
    </style:style>
    <style:style style:name="P34" style:family="paragraph" style:parent-style-name="Text_20_body">
      <style:text-properties fo:font-variant="normal" fo:text-transform="none" fo:color="#000000" style:font-name="Liberation Serif1" fo:font-size="12pt" fo:letter-spacing="normal" fo:font-style="normal" fo:font-weight="normal" officeooo:rsid="000c2819" officeooo:paragraph-rsid="000c2819" fo:background-color="#ffffff" style:font-size-asian="12pt" style:font-size-complex="12pt" loext:padding="0cm" loext:border="none"/>
    </style:style>
    <style:style style:name="P35" style:family="paragraph" style:parent-style-name="Text_20_body">
      <loext:graphic-properties draw:fill="none" draw:fill-color="#ffffff"/>
      <style:paragraph-properties fo:margin-top="0cm" fo:margin-bottom="0cm" loext:contextual-spacing="false" style:line-height-at-least="0.249cm" fo:orphans="2" fo:widows="2" fo:background-color="transparent"/>
      <style:text-properties fo:font-variant="normal" fo:text-transform="none" fo:color="#000000" style:font-name="Liberation Serif1" fo:font-size="12pt" fo:letter-spacing="normal" fo:font-style="normal" fo:font-weight="normal" loext:padding="0cm" loext:border="none"/>
    </style:style>
    <style:style style:name="P36" style:family="paragraph" style:parent-style-name="Quotations">
      <loext:graphic-properties draw:fill="none" draw:fill-color="#ffffff"/>
      <style:paragraph-properties fo:margin-top="0cm" fo:margin-bottom="0cm" loext:contextual-spacing="false" style:line-height-at-least="0.249cm" fo:orphans="2" fo:widows="2" fo:background-color="transparent"/>
    </style:style>
    <style:style style:name="P37" style:family="paragraph" style:parent-style-name="Quotations">
      <loext:graphic-properties draw:fill="none" draw:fill-color="#ffffff"/>
      <style:paragraph-properties fo:margin-top="0cm" fo:margin-bottom="0cm" loext:contextual-spacing="false" style:line-height-at-least="0.249cm" fo:orphans="2" fo:widows="2" fo:background-color="transparent"/>
      <style:text-properties fo:font-variant="normal" fo:text-transform="none" fo:color="#222222" style:font-name="Arial" fo:font-size="12pt" fo:letter-spacing="normal" fo:font-style="normal" fo:font-weight="normal"/>
    </style:style>
    <style:style style:name="P38" style:family="paragraph" style:parent-style-name="Quotations">
      <loext:graphic-properties draw:fill="none" draw:fill-color="#ffffff"/>
      <style:paragraph-properties fo:margin-left="0cm" fo:margin-right="0cm" fo:margin-top="0cm" fo:margin-bottom="0cm" loext:contextual-spacing="false" style:line-height-at-least="0.249cm" fo:orphans="2" fo:widows="2" fo:text-indent="0cm" style:auto-text-indent="false" fo:background-color="transparent"/>
    </style:style>
    <style:style style:name="P39" style:family="paragraph" style:parent-style-name="Standard">
      <style:text-properties style:use-window-font-color="true" style:font-name="Liberation Serif" fo:font-size="12pt" fo:font-weight="bold" officeooo:rsid="00175d9b" officeooo:paragraph-rsid="00175d9b" fo:background-color="#ffffff" style:font-size-asian="12pt" style:font-weight-asian="bold" style:font-size-complex="12pt" style:font-weight-complex="bold"/>
    </style:style>
    <style:style style:name="P40" style:family="paragraph" style:parent-style-name="Standard">
      <style:text-properties style:use-window-font-color="true" style:font-name="Liberation Serif" fo:font-size="12pt" fo:font-weight="bold" officeooo:rsid="001de3b1" officeooo:paragraph-rsid="001de3b1" fo:background-color="#ffffff" style:font-size-asian="12pt" style:font-weight-asian="bold" style:font-size-complex="12pt" style:font-weight-complex="bold"/>
    </style:style>
    <style:style style:name="P41" style:family="paragraph" style:parent-style-name="Standard">
      <style:text-properties style:use-window-font-color="true" style:font-name="Liberation Serif" fo:font-size="12pt" fo:font-weight="normal" officeooo:rsid="001de3b1" officeooo:paragraph-rsid="001de3b1" fo:background-color="#ffffff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use-window-font-color="true" style:font-name="Liberation Serif" fo:font-size="12pt" fo:font-weight="normal" officeooo:rsid="001de3b1" officeooo:paragraph-rsid="00203f90" fo:background-color="#ffffff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use-window-font-color="true" style:font-name="Liberation Serif" fo:font-size="12pt" fo:font-weight="normal" officeooo:rsid="001de3b1" officeooo:paragraph-rsid="0024dccc" fo:background-color="#ffffff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use-window-font-color="true" style:font-name="Liberation Serif" fo:font-size="12pt" fo:font-weight="normal" officeooo:rsid="001de3b1" officeooo:paragraph-rsid="002a6000" fo:background-color="#ffffff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use-window-font-color="true" style:font-name="Liberation Serif" fo:font-size="12pt" fo:font-weight="normal" officeooo:rsid="001de3b1" officeooo:paragraph-rsid="002d56b4" fo:background-color="#ffffff" style:font-size-asian="12pt" style:font-weight-asian="normal" style:font-size-complex="12pt" style:font-weight-complex="normal"/>
    </style:style>
    <style:style style:name="P46" style:family="paragraph" style:parent-style-name="Text_20_body" style:list-style-name="L1">
      <style:paragraph-properties fo:margin-left="0.265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erif1" fo:font-size="12pt" fo:letter-spacing="normal" fo:font-style="normal" fo:font-weight="normal" fo:background-color="transparent"/>
    </style:style>
    <style:style style:name="P47" style:family="paragraph" style:parent-style-name="Text_20_body" style:list-style-name="L1">
      <style:paragraph-properties fo:margin-left="0.265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erif1" fo:font-size="12pt" fo:letter-spacing="normal" fo:font-style="normal" fo:font-weight="normal" loext:padding="0cm" loext:border="none"/>
    </style:style>
    <style:style style:name="P48" style:family="paragraph" style:parent-style-name="Text_20_body" style:list-style-name="L3">
      <style:paragraph-properties fo:margin-left="0.265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49" style:family="paragraph" style:parent-style-name="Text_20_body" style:list-style-name="L1">
      <style:paragraph-properties fo:margin-left="0.265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50" style:family="paragraph" style:parent-style-name="Text_20_body" style:list-style-name="L3">
      <style:paragraph-properties fo:margin-left="0.265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51" style:family="paragraph" style:parent-style-name="Text_20_body" style:list-style-name="L2">
      <style:paragraph-properties fo:margin-left="0.265cm" fo:margin-right="0cm" fo:orphans="2" fo:widows="2" fo:text-indent="0cm" style:auto-text-indent="false"/>
      <style:text-properties fo:font-variant="normal" fo:text-transform="none" fo:color="#000000" style:font-name="Liberation Serif1" fo:font-size="12pt" fo:letter-spacing="normal" fo:font-style="normal" fo:font-weight="normal" loext:padding="0cm" loext:border="none"/>
    </style:style>
    <style:style style:name="T1" style:family="text">
      <style:text-properties style:use-window-font-color="true" fo:background-color="#ffffff" loext:char-shading-value="0"/>
    </style:style>
    <style:style style:name="T2" style:family="text">
      <style:text-properties style:use-window-font-color="true" officeooo:rsid="0001d403" fo:background-color="#ffffff" loext:char-shading-value="0"/>
    </style:style>
    <style:style style:name="T3" style:family="text">
      <style:text-properties style:use-window-font-color="true" officeooo:rsid="000396d5" fo:background-color="#ffffff" loext:char-shading-value="0"/>
    </style:style>
    <style:style style:name="T4" style:family="text">
      <style:text-properties style:use-window-font-color="true" officeooo:rsid="00010814" fo:background-color="#ffffff" loext:char-shading-value="0"/>
    </style:style>
    <style:style style:name="T5" style:family="text">
      <style:text-properties style:use-window-font-color="true" officeooo:rsid="00058a06" fo:background-color="#ffffff" loext:char-shading-value="0"/>
    </style:style>
    <style:style style:name="T6" style:family="text">
      <style:text-properties style:use-window-font-color="true" officeooo:rsid="0007fbbd" fo:background-color="#ffffff" loext:char-shading-value="0"/>
    </style:style>
    <style:style style:name="T7" style:family="text">
      <style:text-properties style:use-window-font-color="true" officeooo:rsid="0009d911" fo:background-color="#ffffff" loext:char-shading-value="0"/>
    </style:style>
    <style:style style:name="T8" style:family="text">
      <style:text-properties style:use-window-font-color="true" fo:font-style="italic" fo:font-weight="bold" fo:background-color="#ffffff" loext:char-shading-value="0" style:font-style-asian="italic" style:font-weight-asian="bold" style:font-style-complex="italic" style:font-weight-complex="bold"/>
    </style:style>
    <style:style style:name="T9" style:family="text">
      <style:text-properties officeooo:rsid="0005d102"/>
    </style:style>
    <style:style style:name="T10" style:family="text">
      <style:text-properties fo:color="#c9211e"/>
    </style:style>
    <style:style style:name="T11" style:family="text">
      <style:text-properties fo:color="#c9211e" fo:font-weight="bold" style:font-weight-asian="bold" style:font-weight-complex="bold"/>
    </style:style>
    <style:style style:name="T12" style:family="text">
      <style:text-properties fo:color="#c9211e" fo:font-weight="bold" officeooo:rsid="00203f90" style:font-weight-asian="bold" style:font-weight-complex="bold"/>
    </style:style>
    <style:style style:name="T13" style:family="text"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color="#c9211e" officeooo:rsid="00203f9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0ffbcb"/>
    </style:style>
    <style:style style:name="T17" style:family="text">
      <style:text-properties officeooo:rsid="0011e2ad"/>
    </style:style>
    <style:style style:name="T18" style:family="text">
      <style:text-properties fo:font-variant="normal" fo:text-transform="none" fo:color="#212121" style:font-name="monospace" fo:font-size="7pt" fo:letter-spacing="normal" fo:font-style="normal" fo:font-weight="normal"/>
    </style:style>
    <style:style style:name="T19" style:family="text">
      <style:text-properties fo:font-variant="normal" fo:text-transform="none" fo:color="#24b156" style:font-name="monospace" fo:font-size="7pt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000000" style:font-name="Liberation Serif1" fo:font-size="12pt" fo:letter-spacing="normal" fo:font-style="normal" fo:font-weight="normal" fo:background-color="transparent" loext:char-shading-value="0"/>
    </style:style>
    <style:style style:name="T21" style:family="text">
      <style:text-properties fo:font-variant="normal" fo:text-transform="none" fo:color="#000000" style:font-name="Liberation Serif1" fo:font-size="12pt" fo:letter-spacing="normal" fo:font-style="normal" fo:font-weight="normal" fo:background-color="transparent" loext:char-shading-value="0" loext:padding="0cm" loext:border="none"/>
    </style:style>
    <style:style style:name="T22" style:family="text">
      <style:text-properties fo:font-variant="normal" fo:text-transform="none" fo:color="#1155cc" style:font-name="Arial" fo:font-size="12pt" fo:letter-spacing="normal" fo:font-style="normal" fo:font-weight="normal" fo:background-color="transparent" loext:char-shading-value="0"/>
    </style:style>
    <style:style style:name="T23" style:family="text">
      <style:text-properties fo:font-variant="normal" fo:text-transform="none" fo:color="#222222" style:font-name="Arial" fo:font-size="12pt" fo:letter-spacing="normal" fo:font-style="normal" fo:font-weight="normal" fo:background-color="transparent" loext:char-shading-value="0"/>
    </style:style>
    <style:style style:name="T24" style:family="text">
      <style:text-properties fo:font-variant="normal" fo:text-transform="none" fo:color="#ff0000" style:font-name="monospace" fo:font-size="7pt" fo:letter-spacing="normal" fo:font-style="normal" fo:font-weight="bold" style:font-weight-asian="bold" style:font-weight-complex="bold"/>
    </style:style>
    <style:style style:name="T25" style:family="text">
      <style:text-properties officeooo:rsid="001ac7a6"/>
    </style:style>
    <style:style style:name="T26" style:family="text">
      <style:text-properties fo:color="#ff0000" officeooo:rsid="001ac7a6"/>
    </style:style>
    <style:style style:name="T27" style:family="text">
      <style:text-properties fo:color="#ff0000" fo:font-weight="bold" style:font-weight-asian="bold" style:font-weight-complex="bold"/>
    </style:style>
    <style:style style:name="T28" style:family="text">
      <style:text-properties officeooo:rsid="001ce04a"/>
    </style:style>
    <style:style style:name="T29" style:family="text">
      <style:text-properties fo:background-color="transparent" loext:char-shading-value="0"/>
    </style:style>
    <style:style style:name="T30" style:family="text">
      <style:text-properties officeooo:rsid="001fa08e"/>
    </style:style>
    <style:style style:name="T31" style:family="text">
      <style:text-properties officeooo:rsid="00203f90"/>
    </style:style>
    <style:style style:name="T32" style:family="text">
      <style:text-properties officeooo:rsid="0024dccc"/>
    </style:style>
    <style:style style:name="T33" style:family="text">
      <style:text-properties officeooo:rsid="002a6000"/>
    </style:style>
    <style:style style:name="T34" style:family="text">
      <style:text-properties officeooo:rsid="002d56b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Initial dataset</text:p>
      <text:p text:style-name="P1"/>
      <text:p text:style-name="P9">Dataset</text:p>
      <text:p text:style-name="P1">Original data sent by Qwant: <text:span text:style-name="T1">data_Wiki_NER_filtered.sent-ner </text:span><text:span text:style-name="T2">(~1.2GB)</text:span></text:p>
      <text:p text:style-name="P1"><text:span text:style-name="T1">Number of lines: </text:span><text:span text:style-name="T8">20 094 914</text:span></text:p>
      <text:p text:style-name="P1"/>
      <text:p text:style-name="P1">Head 10 first rows:</text:p>
      <text:p text:style-name="P1"/>
      <text:p text:style-name="P16">" " ( Editions législatives , novembre 2017 ) <text:s text:c="2"/>O O O O O O B-DATE I-DATE O</text:p>
      <text:p text:style-name="P15">" " ( Editions législatives , novembre 2017 <text:s text:c="4"/>O O O O O O B-DATE I-DATE</text:p>
      <text:p text:style-name="P15">" " ( Editions législatives , novembre <text:s/>O O O O O O B-DATE</text:p>
      <text:p text:style-name="P15">" " , avec Robyn , a <text:s text:c="3"/>O O O O B-PEOPLE O O</text:p>
      <text:p text:style-name="P15">" " , avec Robyn , a été publié O O O O B-PEOPLE O O O O</text:p>
      <text:p text:style-name="P15">" " , avec Robyn , a été <text:s text:c="7"/>O O O O B-PEOPLE O O O</text:p>
      <text:p text:style-name="P15">" " , avec Robyn , <text:s text:c="5"/>O O O O B-PEOPLE O</text:p>
      <text:p text:style-name="P15">" " , avec Robyn <text:s text:c="7"/>O O O O B-PEOPLE</text:p>
      <text:p text:style-name="P15">" " , jouée au Théâtre des Déchargeurs à <text:s text:c="7"/>O O O O O B-MISC I-MISC I-MISC O</text:p>
      <text:p text:style-name="P15">" " , le 14 février 2011. Khemis El <text:s text:c="4"/>O O O O B-DATE I-DATE O B-LOC_CITY I-LOC_CITY</text:p>
      <text:p text:style-name="P1"/>
      <text:p text:style-name="P9">Split datasets</text:p>
      <text:p text:style-name="P3">Split data between words and labels, and also between train (80%) valid (10%) and test (10%) datasets separately.</text:p>
      <text:p text:style-name="P1">A shuffle has been performed in the initial dataset.</text:p>
      <text:p text:style-name="P2">Train: <text:span text:style-name="T1">16 075 931 </text:span><text:span text:style-name="T3">rows (=sentences) </text:span><text:span text:style-name="T1">for each both datasets words </text:span><text:span text:style-name="T2">(572MB)</text:span><text:span text:style-name="T1"> and tags </text:span><text:span text:style-name="T2">(~400MB)</text:span><text:span text:style-name="T1"> </text:span></text:p>
      <text:p text:style-name="P4"><text:span text:style-name="T1">Valid/Test: 2 009 491 rows (=sentences) </text:span><text:span text:style-name="T4">for each both datasets words </text:span><text:span text:style-name="T2">(</text:span><text:span text:style-name="T1">71</text:span><text:span text:style-name="T2">MB)</text:span><text:span text:style-name="T4"> and tags </text:span><text:span text:style-name="T2">(~</text:span><text:span text:style-name="T1">50</text:span><text:span text:style-name="T2">MB)</text:span><text:span text:style-name="T4"> </text:span></text:p>
      <text:p text:style-name="P1"/>
      <text:p text:style-name="P10">Preprocessing- vocab<text:span text:style-name="T9">ulary</text:span> size: </text:p>
      <text:p text:style-name="P5">Words: <text:span text:style-name="T1">254 29</text:span><text:span text:style-name="T5">1</text:span><text:span text:style-name="T1"> different words in the training datasets</text:span></text:p>
      <text:p text:style-name="P5"><text:span text:style-name="T1">Characters: 1 55</text:span><text:span text:style-name="T5">2</text:span><text:span text:style-name="T1"> </text:span></text:p>
      <text:p text:style-name="P17">NER tags: 17</text:p>
      <text:p text:style-name="P17"/>
      <text:p text:style-name="P32">Model run:</text:p>
      <text:p text:style-name="P19">A first run has been performed in google colab, with the default parameters and datasets detailed just before. The run didn’t finished because it takes more than 8 hours to run.</text:p>
      <text:p text:style-name="P19">Maximum steps parametered in config file was about 100 000, the model stops running at 70 000 steps. The accuracy showed at this time was about 91%.</text:p>
      <text:p text:style-name="P19"/>
      <text:p text:style-name="P19"/>
      <text:p text:style-name="P12">Reduction of dataset size</text:p>
      <text:p text:style-name="P20">In order to be able to run the model in google colab using GPU, must reduce the size of the dataset.</text:p>
      <text:p text:style-name="P21">In the research paper: </text:p>
      <text:p text:style-name="P21">Train: SENT 14 987 and TOKEN 204 567</text:p>
      <text:p text:style-name="P8"><text:span text:style-name="T1">Valid</text:span><text:span text:style-name="T6">: SENT </text:span><text:span text:style-name="T1">3466</text:span><text:span text:style-name="T6"> and TOKEN </text:span><text:span text:style-name="T1">51578</text:span></text:p>
      <text:p text:style-name="P8"><text:span text:style-name="T1">Test</text:span><text:span text:style-name="T6">: SENT </text:span><text:span text:style-name="T1">3684</text:span><text:span text:style-name="T6"> and TOKEN </text:span><text:span text:style-name="T1">46666</text:span></text:p>
      <text:p text:style-name="P21"/>
      <text:p text:style-name="P22">Our dataset:</text:p>
      <text:p text:style-name="P7"><text:span text:style-name="T1">Train: 5M rows </text:span><text:span text:style-name="T7">(180Mb and 124Mb)</text:span></text:p>
      <text:p text:style-name="P7"><text:span text:style-name="T1">Valid and test: 625K rows </text:span><text:span text:style-name="T7">(22Mb and 15Mb)</text:span></text:p>
      <text:p text:style-name="P23"/>
      <text:p text:style-name="P23"><text:span text:style-name="T28">V</text:span>ocab size:</text:p>
      <text:p text:style-name="P7"><text:span text:style-name="T1">words: </text:span><text:span text:style-name="T6">231 94</text:span><text:span text:style-name="T7">0</text:span><text:span text:style-name="T6"> wiki-src-train-vocab.txt</text:span></text:p>
      <text:p text:style-name="P6"><text:span text:style-name="T1">Characters: 1 </text:span><text:span text:style-name="T7">419</text:span><text:span text:style-name="T1"> </text:span></text:p>
      <text:p text:style-name="P18">NER tags: 17</text:p>
      <text:p text:style-name="P21"/>
      <text:p text:style-name="P24">Model Params:</text:p>
      <text:p text:style-name="P34">Voici les params utilisés, j'ai essayé de coller au mieux au papier de recherche LSTM CNN CRF:</text:p>
      <text:list xml:id="list1282145016" text:style-name="L1">
        <text:list-item>
          <text:p text:style-name="P46"><text:soft-page-break/>optimizer: SGD avec :</text:p>
          <text:list>
            <text:list-item>
              <text:p text:style-name="P46">momentum 0.9</text:p>
            </text:list-item>
            <text:list-item>
              <text:p text:style-name="P47">initial learning_rate: 0.015</text:p>
            </text:list-item>
          </text:list>
        </text:list-item>
        <text:list-item>
          <text:p text:style-name="P47">eval steps: tous les 10K (pour que ça prenne moins de temps)</text:p>
        </text:list-item>
        <text:list-item>
          <text:p text:style-name="P49">max_step= 60K </text:p>
        </text:list-item>
      </text:list>
      <text:p text:style-name="P35">Ce que je n'ai pas pu changer/trouver dans les params de opennmt:</text:p>
      <text:list xml:id="list2357515364" text:style-name="L2">
        <text:list-item>
          <text:p text:style-name="P51">Update learning rate: dans le papier ils utilisent InverseTimeDecay </text:p>
        </text:list-item>
      </text:list>
      <text:p text:style-name="P38"><text:span text:style-name="T21">(</text:span><text:a xlink:type="simple" xlink:href="https://www.tensorflow.org/api_docs/python/tf/keras/optimizers/schedules/InverseTimeDecay" office:target-frame-name="_blank" xlink:show="new" text:style-name="Internet_20_link" text:visited-style-name="Visited_20_Internet_20_Link"><text:span text:style-name="T22">https://www.tensorflow.org/api_docs/python/tf/keras/optimizers/schedules/InverseTimeDecay</text:span></text:a><text:span text:style-name="T23">)</text:span></text:p>
      <text:p text:style-name="P36"><text:span text:style-name="T20">Dans opennmt, il n'y est pas: </text:span><text:a xlink:type="simple" xlink:href="https://opennmt.net/OpenNMT-tf/package/opennmt.schedules.html" office:target-frame-name="_blank" xlink:show="new" text:style-name="Internet_20_link" text:visited-style-name="Visited_20_Internet_20_Link"><text:span text:style-name="T22">https://opennmt.net/OpenNMT-tf/package/opennmt.schedules.html</text:span></text:a><text:span text:style-name="T23"> </text:span></text:p>
      <text:p text:style-name="P37"><text:span text:style-name="T29">J'ai laissé </text:span>NoamDecay<text:span text:style-name="T29"> (par défaut) </text:span></text:p>
      <text:list xml:id="list1919524283" text:style-name="L3">
        <text:list-item>
          <text:p text:style-name="P48">Gradient clipping</text:p>
        </text:list-item>
        <text:list-item>
          <text:p text:style-name="P50">LSTM_size : num_units 400 par défaut</text:p>
        </text:list-item>
      </text:list>
      <text:p text:style-name="P24"/>
      <text:p text:style-name="P24"/>
      <text:p text:style-name="P13">Results</text:p>
      <text:p text:style-name="P25"/>
      <text:p text:style-name="P26"><text:span text:style-name="T16">Large files – Large run: </text:span>test results (infer on LstmCnnCrf or on checkpoint): </text:p>
      <text:p text:style-name="P26"/>
      <text:p text:style-name="P25">TAG<text:tab/><text:tab/>Precision<text:tab/>Recall<text:tab/>F1</text:p>
      <text:p text:style-name="P25">=========================================</text:p>
      <text:p text:style-name="P25">O:<text:tab/><text:tab/><text:tab/>93.77<text:tab/>94.29<text:tab/>94.03</text:p>
      <text:p text:style-name="P25">B-DATE:<text:tab/><text:tab/>90.71<text:tab/>91.38<text:tab/>91.04</text:p>
      <text:p text:style-name="P25">I-DATE:<text:tab/><text:tab/>92.76<text:tab/>92.96<text:tab/>92.86</text:p>
      <text:p text:style-name="P25">B-PEOPLE:<text:tab/><text:tab/>71.97<text:tab/>74.54<text:tab/>73.23</text:p>
      <text:p text:style-name="P25">I-PEOPLE:<text:tab/><text:tab/>73.86<text:tab/>75.33<text:tab/>74.59</text:p>
      <text:p text:style-name="P25">B-MISC:<text:tab/><text:tab/>63.88<text:tab/>53.37<text:tab/>58.16</text:p>
      <text:p text:style-name="P25">I-MISC:<text:tab/><text:tab/>56.8<text:tab/>63.01<text:tab/>59.74</text:p>
      <text:p text:style-name="P25">B-LOC_CITY:<text:tab/>69.19<text:tab/>69.48<text:tab/>69.34</text:p>
      <text:p text:style-name="P25">B-ORG:<text:tab/><text:tab/>73.72<text:tab/>62.09<text:tab/>67.4</text:p>
      <text:p text:style-name="P25">I-ORG:<text:tab/><text:tab/>68.99<text:tab/>61.56<text:tab/>65.06</text:p>
      <text:p text:style-name="P25">B-LOC_COUNTRY:<text:tab/>60.84<text:tab/>73.12<text:tab/>66.42</text:p>
      <text:p text:style-name="P25">B-LOC:<text:tab/><text:tab/>68.68<text:tab/>52.17<text:tab/>59.3</text:p>
      <text:p text:style-name="P14">I-LOC:<text:tab/><text:tab/><text:tab/>60.74<text:tab/>38.56<text:tab/>47.17</text:p>
      <text:p text:style-name="P14">B-GEO:<text:tab/><text:tab/>64.09<text:tab/>45.39<text:tab/>53.14</text:p>
      <text:p text:style-name="P14">I-LOC_CITY:<text:tab/><text:tab/>62.85<text:tab/>46.26<text:tab/>53.29</text:p>
      <text:p text:style-name="P14">I-GEO:<text:tab/><text:tab/>52.83<text:tab/>61.51<text:tab/>56.84</text:p>
      <text:p text:style-name="P25">I-LOC_COUNTRY:<text:tab/>60.04<text:tab/>66.09<text:tab/>62.92</text:p>
      <text:p text:style-name="P25">=========================================</text:p>
      <text:p text:style-name="P25">All:<text:tab/><text:tab/><text:tab/>69.75<text:tab/>65.95<text:tab/><text:span text:style-name="T27">67.79</text:span></text:p>
      <text:p text:style-name="P25"/>
      <text:p text:style-name="P25"/>
      <text:p text:style-name="P28">Large <text:span text:style-name="T17">files – small run (200 steps only) – initial params in seq_tagger.py</text:span></text:p>
      <text:p text:style-name="P27">=========================================</text:p>
      <text:p text:style-name="P27">TAG<text:tab/>Precision<text:tab/>Recall<text:tab/>F1</text:p>
      <text:p text:style-name="P27">=========================================</text:p>
      <text:p text:style-name="P27">O:<text:tab/><text:tab/>78.84<text:tab/>95.52<text:tab/>86.38</text:p>
      <text:p text:style-name="P27">B-DATE:<text:tab/>67.71<text:tab/>62.55<text:tab/>65.03</text:p>
      <text:p text:style-name="P27">I-DATE:<text:tab/>70.34<text:tab/>84.49<text:tab/>76.76</text:p>
      <text:p text:style-name="P27"><text:soft-page-break/>B-PEOPLE:<text:tab/>0<text:tab/>0.0<text:tab/>0.0</text:p>
      <text:p text:style-name="P27">I-PEOPLE:<text:tab/>0<text:tab/>0.0<text:tab/>0.0</text:p>
      <text:p text:style-name="P27">B-MISC:<text:tab/>0<text:tab/>0.0<text:tab/>0.0</text:p>
      <text:p text:style-name="P27">I-MISC:<text:tab/>0<text:tab/>0.0<text:tab/>0.0</text:p>
      <text:p text:style-name="P27">B-LOC_CITY:<text:tab/>0<text:tab/>0.0<text:tab/>0.0</text:p>
      <text:p text:style-name="P27">B-ORG:<text:tab/>0<text:tab/>0.0<text:tab/>0.0</text:p>
      <text:p text:style-name="P27">I-ORG:<text:tab/>0<text:tab/>0.0<text:tab/>0.0</text:p>
      <text:p text:style-name="P27">B-LOC_COUNTRY:<text:tab/>0<text:tab/>0.0<text:tab/>0.0</text:p>
      <text:p text:style-name="P27">B-LOC:<text:tab/>0<text:tab/>0.0<text:tab/>0.0</text:p>
      <text:p text:style-name="P27">I-LOC:<text:tab/>0<text:tab/>0.0<text:tab/>0.0</text:p>
      <text:p text:style-name="P27">B-GEO:<text:tab/>0<text:tab/>0.0<text:tab/>0.0</text:p>
      <text:p text:style-name="P27">I-LOC_CITY:<text:tab/>0<text:tab/>0.0<text:tab/>0.0</text:p>
      <text:p text:style-name="P27">I-GEO:<text:tab/>0<text:tab/>0.0<text:tab/>0.0</text:p>
      <text:p text:style-name="P27">I-LOC_COUNTRY:<text:tab/>0<text:tab/>0.0<text:tab/>0.0</text:p>
      <text:p text:style-name="P27">=========================================</text:p>
      <text:p text:style-name="P27">All:<text:tab/><text:tab/>12.76<text:tab/>14.27<text:tab/>13.47</text:p>
      <text:p text:style-name="P27"/>
      <text:p text:style-name="P27"/>
      <text:p text:style-name="P28">Large <text:span text:style-name="T17">files – small run (200 steps only) – optimized params in the seq_tagger.py</text:span></text:p>
      <text:p text:style-name="P28">=========================================</text:p>
      <text:p text:style-name="P28">TAG<text:tab/>Precision<text:tab/>Recall<text:tab/>F1</text:p>
      <text:p text:style-name="P28">=========================================</text:p>
      <text:p text:style-name="P28">O:<text:tab/><text:tab/>78.06<text:tab/>96.17<text:tab/>86.18</text:p>
      <text:p text:style-name="P28">B-DATE:<text:tab/>68.35<text:tab/>57.43<text:tab/>62.42</text:p>
      <text:p text:style-name="P28">I-DATE:<text:tab/>73.3<text:tab/>80.41<text:tab/>76.69</text:p>
      <text:p text:style-name="P28">B-PEOPLE:<text:tab/>0<text:tab/>0.0<text:tab/>0.0</text:p>
      <text:p text:style-name="P28">I-PEOPLE:<text:tab/>0<text:tab/>0.0<text:tab/>0.0</text:p>
      <text:p text:style-name="P28">B-MISC:<text:tab/>0<text:tab/>0.0<text:tab/>0.0</text:p>
      <text:p text:style-name="P28">I-MISC:<text:tab/>0<text:tab/>0.0<text:tab/>0.0</text:p>
      <text:p text:style-name="P28">B-LOC_CITY:<text:tab/>0<text:tab/>0.0<text:tab/>0.0</text:p>
      <text:p text:style-name="P28">B-ORG:<text:tab/>0<text:tab/>0.0<text:tab/>0.0</text:p>
      <text:p text:style-name="P28">I-ORG:<text:tab/>0<text:tab/>0.0<text:tab/>0.0</text:p>
      <text:p text:style-name="P28">B-LOC_COUNTRY:<text:tab/>0<text:tab/>0.0<text:tab/>0.0</text:p>
      <text:p text:style-name="P28">B-LOC:<text:tab/>0<text:tab/>0.0<text:tab/>0.0</text:p>
      <text:p text:style-name="P28">I-LOC:<text:tab/>0<text:tab/>0.0<text:tab/>0.0</text:p>
      <text:p text:style-name="P28">B-GEO:<text:tab/>0<text:tab/>0.0<text:tab/>0.0</text:p>
      <text:p text:style-name="P28">I-LOC_CITY:<text:tab/>0<text:tab/>0.0<text:tab/>0.0</text:p>
      <text:p text:style-name="P28">I-GEO:<text:tab/>0<text:tab/>0.0<text:tab/>0.0</text:p>
      <text:p text:style-name="P28">I-LOC_COUNTRY:<text:tab/>0<text:tab/>0.0<text:tab/>0.0</text:p>
      <text:p text:style-name="P28">=========================================</text:p>
      <text:p text:style-name="P28">All:<text:tab/>12.92<text:tab/>13.77<text:tab/>13.33</text:p>
      <text:p text:style-name="P28"/>
      <text:p text:style-name="P28"/>
      <text:p text:style-name="P30"><text:span text:style-name="T13">New config_files</text:span> </text:p>
      <text:p text:style-name="P31"><text:a xlink:type="simple" xlink:href="mailto:hanane.moualil@gmail.com" text:style-name="Internet_20_link" text:visited-style-name="Visited_20_Internet_20_Link"/></text:p>
      <text:p text:style-name="P31"><text:a xlink:type="simple" xlink:href="mailto:hanane.moualil@gmail.com" text:style-name="Internet_20_link" text:visited-style-name="Visited_20_Internet_20_Link">hanane.moualil@gmail.com</text:a> <text:span text:style-name="T25">==&gt; </text:span><text:span text:style-name="T26">CPU</text:span></text:p>
      <text:p text:style-name="P29"><text:span text:style-name="T18">INFO:tensorflow:Evaluation predictions saved to run/eval/predictions.txt.20000 INFO:tensorflow:Evaluation result for step </text:span><text:span text:style-name="T19">20000</text:span><text:span text:style-name="T18">: loss = 1.831099 ; perplexity = 6.240741 ; </text:span><text:span text:style-name="T24">accuracy = 0.880861</text:span><text:span text:style-name="T18"> ; </text:span><text:span text:style-name="T19">f1 = 0.012811 ; precision = 0.013637 ; recall = 0.012080 ; bleu = 83.297002</text:span><text:span text:style-name="T18"> INFO:tensorflow:Exporting model to run/export/20000 (best loss so far: 1.831099) 2020-08-06 12:15:00.758484: W tensorflow/python/util/util.cc:319] Sets are not currently considered sequences, but this may change in the future, so consider avoiding using them. INFO:tensorflow:Assets written to: run/export/20000/assets</text:span> </text:p>
      <text:p text:style-name="P29"/>
      <text:p text:style-name="P29"><text:span text:style-name="T18">INFO:tensorflow:Evaluation predictions saved to run/eval/predictions.txt.60000 INFO:tensorflow:Evaluation result for step </text:span><text:span text:style-name="T19">60000</text:span><text:span text:style-name="T18">: loss = 1.432960 ; perplexity = 4.191087 ; </text:span><text:span text:style-name="T24">accuracy = 0.898025</text:span><text:span text:style-name="T18"> ; f1 = 0.016495 ; precision = </text:span><text:soft-page-break/><text:span text:style-name="T18">0.016877 ; recall = 0.016129 ; bleu = 87.858604 INFO:tensorflow:Exporting model to run/export/60000 (best loss so far: 1.432960) INFO:tensorflow:Assets written to: run/export/60000/assets</text:span> </text:p>
      <text:p text:style-name="P29"/>
      <text:p text:style-name="P29">model_dir: run/</text:p>
      <text:p text:style-name="P29"/>
      <text:p text:style-name="P29">data:</text:p>
      <text:p text:style-name="P29"><text:s text:c="2"/>train_features_file: ./dataset/train_valid/wiki_train_words_bitext.txt</text:p>
      <text:p text:style-name="P29"><text:s text:c="2"/>train_labels_file: ./dataset/train_valid/wiki_train_tags_bitext.txt</text:p>
      <text:p text:style-name="P29"><text:s text:c="2"/>eval_features_file: ./dataset/train_valid/wiki_valid_words_bitext.txt</text:p>
      <text:p text:style-name="P29"><text:s text:c="2"/>eval_labels_file: ./dataset/train_valid/wiki_valid_tags_bitext.txt</text:p>
      <text:p text:style-name="P29"><text:s text:c="2"/>source_1_vocabulary: ./dataset/train_valid/wiki-src-train-vocab.txt</text:p>
      <text:p text:style-name="P29"><text:s text:c="2"/>source_2_vocabulary: ./dataset/train_valid/wiki-src-train-tkt-vocab.txt</text:p>
      <text:p text:style-name="P29"><text:s text:c="2"/>target_vocabulary: ./dataset/train_valid/wiki-tgt-train-vocab.txt</text:p>
      <text:p text:style-name="P29"><text:s text:c="2"/>tagging_scheme: bioes</text:p>
      <text:p text:style-name="P29"/>
      <text:p text:style-name="P29">train:</text:p>
      <text:p text:style-name="P29"><text:s text:c="2"/>batch_size: 10</text:p>
      <text:p text:style-name="P29"><text:s text:c="2"/>max_step: 200000</text:p>
      <text:p text:style-name="P29"><text:s text:c="2"/>save_summary_steps: 2000</text:p>
      <text:p text:style-name="P29"><text:s text:c="2"/>save_checkpoints_steps: 20000</text:p>
      <text:p text:style-name="P29"/>
      <text:p text:style-name="P29">score:</text:p>
      <text:p text:style-name="P29"><text:s text:c="2"/>batch_size: 10</text:p>
      <text:p text:style-name="P29"/>
      <text:p text:style-name="P29">infer:</text:p>
      <text:p text:style-name="P29"><text:s/>batch_size: 10</text:p>
      <text:p text:style-name="P29"/>
      <text:p text:style-name="P29">eval:</text:p>
      <text:p text:style-name="P29"><text:s text:c="2"/>batch_size: 10</text:p>
      <text:p text:style-name="P29"><text:s text:c="2"/>external_evaluators: bleu</text:p>
      <text:p text:style-name="P29"><text:s text:c="2"/>export_on_best: loss</text:p>
      <text:p text:style-name="P29"><text:s text:c="2"/>steps: 20000</text:p>
      <text:p text:style-name="P29"/>
      <text:p text:style-name="P29">params:</text:p>
      <text:p text:style-name="P29"><text:s text:c="2"/>learning_rate: 0.015</text:p>
      <text:p text:style-name="P29"><text:s text:c="2"/>optimizer: SGD</text:p>
      <text:p text:style-name="P29"><text:s text:c="2"/>#dropout: 0.5</text:p>
      <text:p text:style-name="P29"><text:s text:c="2"/>optimizer_params:</text:p>
      <text:p text:style-name="P29"><text:s text:c="4"/>momentum: 0.9</text:p>
      <text:p text:style-name="P29"><text:s text:c="2"/>start_decay_steps: 10000</text:p>
      <text:p text:style-name="P29"><text:s text:c="2"/>sample_buffer_size: -1</text:p>
      <text:p text:style-name="P29"/>
      <text:p text:style-name="P29"/>
      <text:p text:style-name="P29"/>
      <text:p text:style-name="P31"><text:a xlink:type="simple" xlink:href="mailto:hndup0908@gmail.com" text:style-name="Internet_20_link" text:visited-style-name="Visited_20_Internet_20_Link">hndup0908@gmail.com</text:a> <text:span text:style-name="T25">==&gt; </text:span><text:span text:style-name="T26">GPU</text:span></text:p>
      <text:p text:style-name="P31"/>
      <text:p text:style-name="P31"><text:span text:style-name="T18">INFO:tensorflow:Evaluation predictions saved to run/eval/predictions.txt.20000 INFO:tensorflow:Evaluation result for step </text:span><text:span text:style-name="T19">20000</text:span><text:span text:style-name="T18">: loss = 3.022220 ; perplexity = 20.536837 ; </text:span><text:span text:style-name="T24">accuracy = 0.832135</text:span><text:span text:style-name="T18"> ; </text:span><text:span text:style-name="T19">f1 = 0.002824 ; precision = 0.003172 ; recall = 0.002545</text:span><text:span text:style-name="T18"> ; bleu = 73.070703 INFO:tensorflow:Exporting model to run/export/20000 (best loss so far: 3.022220) 2020-08-06 11:49:05.429953: W tensorflow/python/util/util.cc:319] Sets are not currently considered sequences, but this may change in the future, so consider avoiding using them. INFO:tensorflow:Assets written to: run/export/20000/assets</text:span> </text:p>
      <text:p text:style-name="P31"/>
      <text:p text:style-name="P31"><text:span text:style-name="T18">INFO:tensorflow:Evaluation predictions saved to run/eval/predictions.txt.140000 INFO:tensorflow:Evaluation result for step </text:span><text:span text:style-name="T19">140000</text:span><text:span text:style-name="T18">: loss = 3.304713 ; perplexity = 27.240728 ; </text:span><text:span text:style-name="T24">accuracy = 0.830285</text:span><text:span text:style-name="T18"> ; f1 = 0.002983 ; precision = 0.003411 ; recall = 0.002650 ; bleu = 70.490513</text:span> </text:p>
      <text:p text:style-name="P31"><text:soft-page-break/></text:p>
      <text:p text:style-name="P29">model_dir: run/</text:p>
      <text:p text:style-name="P29"/>
      <text:p text:style-name="P29">data:</text:p>
      <text:p text:style-name="P29"><text:s text:c="2"/>train_features_file: ./dataset/train_valid/wiki_train_words_bitext.txt</text:p>
      <text:p text:style-name="P29"><text:s text:c="2"/>train_labels_file: ./dataset/train_valid/wiki_train_tags_bitext.txt</text:p>
      <text:p text:style-name="P29"><text:s text:c="2"/>eval_features_file: ./dataset/train_valid/wiki_valid_words_bitext.txt</text:p>
      <text:p text:style-name="P29"><text:s text:c="2"/>eval_labels_file: ./dataset/train_valid/wiki_valid_tags_bitext.txt</text:p>
      <text:p text:style-name="P29"><text:s text:c="2"/>source_1_vocabulary: ./dataset/train_valid/wiki-src-train-vocab.txt</text:p>
      <text:p text:style-name="P29"><text:s text:c="2"/>source_2_vocabulary: ./dataset/train_valid/wiki-src-train-tkt-vocab.txt</text:p>
      <text:p text:style-name="P29"><text:s text:c="2"/>target_vocabulary: ./dataset/train_valid/wiki-tgt-train-vocab.txt</text:p>
      <text:p text:style-name="P29"><text:s text:c="2"/>tagging_scheme: bioes</text:p>
      <text:p text:style-name="P29"/>
      <text:p text:style-name="P29">train:</text:p>
      <text:p text:style-name="P29"><text:s text:c="2"/>batch_size: 10</text:p>
      <text:p text:style-name="P29"><text:s text:c="2"/>max_step: 200000</text:p>
      <text:p text:style-name="P29"><text:s text:c="2"/>save_summary_steps: 2000</text:p>
      <text:p text:style-name="P29"><text:s text:c="2"/>save_checkpoints_steps: 20000</text:p>
      <text:p text:style-name="P29"/>
      <text:p text:style-name="P29">score:</text:p>
      <text:p text:style-name="P29"><text:s text:c="2"/>batch_size: 10</text:p>
      <text:p text:style-name="P29"/>
      <text:p text:style-name="P29">infer:</text:p>
      <text:p text:style-name="P29"><text:s/>batch_size: 10</text:p>
      <text:p text:style-name="P29"/>
      <text:p text:style-name="P29">eval:</text:p>
      <text:p text:style-name="P29"><text:s text:c="2"/>batch_size: 10</text:p>
      <text:p text:style-name="P29"><text:s text:c="2"/>external_evaluators: bleu</text:p>
      <text:p text:style-name="P29"><text:s text:c="2"/>export_on_best: loss</text:p>
      <text:p text:style-name="P29"><text:s text:c="2"/>steps: 20000</text:p>
      <text:p text:style-name="P29"/>
      <text:p text:style-name="P33">params:</text:p>
      <text:p text:style-name="P33"><text:s text:c="2"/>learning_rate: 0.015</text:p>
      <text:p text:style-name="P33"><text:s text:c="2"/><text:span text:style-name="T10">start_decay_steps: 10000</text:span></text:p>
      <text:p text:style-name="P33"><text:s text:c="2"/>sample_buffer_size: -1</text:p>
      <text:p text:style-name="P33"/>
      <text:p text:style-name="P33"/>
      <text:p text:style-name="P40">Results</text:p>
      <text:p text:style-name="P40"/>
      <text:p text:style-name="P41">Adam lr=0.015, and max_steps=60K,accuracy eval = 83.35%</text:p>
      <text:p text:style-name="P41">=========================================</text:p>
      <text:p text:style-name="P41">TAG<text:tab/><text:tab/>Precision<text:tab/>Recall<text:tab/>F1</text:p>
      <text:p text:style-name="P41">=========================================</text:p>
      <text:p text:style-name="P41">O:<text:tab/><text:tab/><text:tab/>89.08<text:tab/>94.04<text:tab/>91.49</text:p>
      <text:p text:style-name="P41">B-DATE:<text:tab/><text:tab/>84.64<text:tab/>88.51<text:tab/>86.53</text:p>
      <text:p text:style-name="P41">I-DATE:<text:tab/><text:tab/>91.22<text:tab/>92.27<text:tab/>91.74</text:p>
      <text:p text:style-name="P41">B-PEOPLE:<text:tab/><text:tab/>50.81<text:tab/>56.67<text:tab/>53.58</text:p>
      <text:p text:style-name="P41">I-PEOPLE:<text:tab/><text:tab/>51.17<text:tab/>68.92<text:tab/>58.73</text:p>
      <text:p text:style-name="P41">B-MISC:<text:tab/><text:tab/>23.4<text:tab/>12.47<text:tab/>16.27</text:p>
      <text:p text:style-name="P41">I-MISC:<text:tab/><text:tab/>28.06<text:tab/>20.54<text:tab/>23.72</text:p>
      <text:p text:style-name="P41">B-LOC_CITY:<text:tab/>31.62<text:tab/>25.14<text:tab/>28.01</text:p>
      <text:p text:style-name="P41">B-ORG:<text:tab/><text:tab/>16.41<text:tab/>2.11<text:tab/>3.74</text:p>
      <text:p text:style-name="P41"><text:soft-page-break/>I-ORG:<text:tab/><text:tab/>13.41<text:tab/>4.38<text:tab/>6.61</text:p>
      <text:p text:style-name="P41">B-LOC_COUNTRY:<text:tab/>27.15<text:tab/>11.44<text:tab/>16.1</text:p>
      <text:p text:style-name="P41">B-LOC:<text:tab/><text:tab/>0<text:tab/>0.0<text:tab/>0.0</text:p>
      <text:p text:style-name="P41">I-LOC:<text:tab/>0<text:tab/><text:tab/>0.0<text:tab/>0.0</text:p>
      <text:p text:style-name="P41">B-GEO:<text:tab/><text:tab/>1.23<text:tab/>0.02<text:tab/>0.04</text:p>
      <text:p text:style-name="P41">I-LOC_CITY:<text:tab/><text:tab/>59.53<text:tab/>2.47<text:tab/>4.74</text:p>
      <text:p text:style-name="P41">I-GEO:<text:tab/><text:tab/>0.69<text:tab/>0.02<text:tab/>0.05</text:p>
      <text:p text:style-name="P41">I-LOC_COUNTRY:<text:tab/>0.0<text:tab/>0.0<text:tab/>0.0</text:p>
      <text:p text:style-name="P41">=========================================</text:p>
      <text:p text:style-name="P41">All:<text:tab/><text:tab/><text:tab/>33.44<text:tab/>28.18<text:tab/>30.58</text:p>
      <text:p text:style-name="P41"/>
      <text:p text:style-name="P41"/>
      <text:p text:style-name="P41">Adam lr=0.015, and max_steps=<text:span text:style-name="T30">20</text:span>0K, accuracy eval = 8<text:span text:style-name="T30">1.64</text:span>%</text:p>
      <text:p text:style-name="P41"/>
      <text:p text:style-name="P41">=========================================</text:p>
      <text:p text:style-name="P41">TAG<text:tab/>Precision<text:tab/>Recall<text:tab/>F1</text:p>
      <text:p text:style-name="P41">=========================================</text:p>
      <text:p text:style-name="P41">O:<text:tab/>91.54<text:tab/>91.69<text:tab/>91.61</text:p>
      <text:p text:style-name="P41">B-DATE:<text:tab/>79.58<text:tab/>91.4<text:tab/>85.08</text:p>
      <text:p text:style-name="P41">I-DATE:<text:tab/>92.95<text:tab/>90.63<text:tab/>91.78</text:p>
      <text:p text:style-name="P41">B-PEOPLE:<text:tab/>58.6<text:tab/>48.2<text:tab/>52.89</text:p>
      <text:p text:style-name="P41">I-PEOPLE:<text:tab/>59.49<text:tab/>54.54<text:tab/>56.91</text:p>
      <text:p text:style-name="P41">B-MISC:<text:tab/>20.83<text:tab/>16.9<text:tab/>18.66</text:p>
      <text:p text:style-name="P41">I-MISC:<text:tab/>19.64<text:tab/>35.83<text:tab/>25.37</text:p>
      <text:p text:style-name="P41">B-LOC_CITY:<text:tab/>28.57<text:tab/>0.02<text:tab/>0.05</text:p>
      <text:p text:style-name="P41">B-ORG:<text:tab/>20.8<text:tab/>6.17<text:tab/>9.52</text:p>
      <text:p text:style-name="P41">I-ORG:<text:tab/>26.51<text:tab/>3.57<text:tab/>6.29</text:p>
      <text:p text:style-name="P41">B-LOC_COUNTRY:<text:tab/>26.64<text:tab/>26.23<text:tab/>26.43</text:p>
      <text:p text:style-name="P41">B-LOC:<text:tab/>7.44<text:tab/>32.82<text:tab/>12.12</text:p>
      <text:p text:style-name="P41">I-LOC:<text:tab/>0<text:tab/>0.0<text:tab/>0.0</text:p>
      <text:p text:style-name="P41">B-GEO:<text:tab/>0<text:tab/>0.0<text:tab/>0.0</text:p>
      <text:p text:style-name="P41">I-LOC_CITY:<text:tab/>0<text:tab/>0.0<text:tab/>0.0</text:p>
      <text:p text:style-name="P41">I-GEO:<text:tab/>0<text:tab/>0.0<text:tab/>0.0</text:p>
      <text:p text:style-name="P41">I-LOC_COUNTRY:<text:tab/>0.0<text:tab/>0.0<text:tab/>0.0</text:p>
      <text:p text:style-name="P41">=========================================</text:p>
      <text:p text:style-name="P41">All:<text:tab/>31.33<text:tab/>29.29<text:tab/>30.28</text:p>
      <text:p text:style-name="P41"/>
      <text:p text:style-name="P41"/>
      <text:p text:style-name="P42">Adam lr=0.01, and max_steps=<text:span text:style-name="T31">8</text:span>0K, accuracy eval = 8<text:span text:style-name="T31">6.24</text:span>%</text:p>
      <text:p text:style-name="P41"/>
      <text:p text:style-name="P41">=========================================</text:p>
      <text:p text:style-name="P41">TAG<text:tab/>Precision<text:tab/>Recall<text:tab/>F1</text:p>
      <text:p text:style-name="P41">=========================================</text:p>
      <text:p text:style-name="P41">O:<text:tab/><text:tab/><text:tab/>91.45<text:tab/>93.73<text:tab/>92.58</text:p>
      <text:p text:style-name="P41">B-DATE:<text:tab/><text:tab/>90.01<text:tab/>90.36<text:tab/>90.19</text:p>
      <text:p text:style-name="P41">I-DATE:<text:tab/><text:tab/>93.05<text:tab/>90.99<text:tab/>92.01</text:p>
      <text:p text:style-name="P41">B-PEOPLE:<text:tab/><text:tab/>61.89<text:tab/>69.01<text:tab/>65.26</text:p>
      <text:p text:style-name="P41">I-PEOPLE:<text:tab/><text:tab/>63.13<text:tab/>72.88<text:tab/>67.65</text:p>
      <text:p text:style-name="P41">B-MISC:<text:tab/><text:tab/>48.33<text:tab/>30.46<text:tab/>37.37</text:p>
      <text:p text:style-name="P41">I-MISC:<text:tab/><text:tab/>46.26<text:tab/>37.28<text:tab/>41.29</text:p>
      <text:p text:style-name="P41">B-LOC_CITY:<text:tab/>45.97<text:tab/>62.16<text:tab/>52.85</text:p>
      <text:p text:style-name="P41">B-ORG:<text:tab/><text:tab/>61.25<text:tab/>22.9<text:tab/>33.33</text:p>
      <text:p text:style-name="P41"><text:soft-page-break/>I-ORG:<text:tab/><text:tab/>58.23<text:tab/>27.45<text:tab/>37.31</text:p>
      <text:p text:style-name="P41">B-LOC_COUNTRY:<text:tab/>47.29<text:tab/>70.17<text:tab/>56.5</text:p>
      <text:p text:style-name="P41">B-LOC:<text:tab/><text:tab/>57.59<text:tab/>29.57<text:tab/>39.08</text:p>
      <text:p text:style-name="P41">I-LOC:<text:tab/>46.84<text:tab/><text:tab/>7.58<text:tab/>13.05</text:p>
      <text:p text:style-name="P41">B-GEO:<text:tab/><text:tab/>34.51<text:tab/>1.97<text:tab/>3.73</text:p>
      <text:p text:style-name="P41">I-LOC_CITY:<text:tab/><text:tab/>35.28<text:tab/>31.03<text:tab/>33.02</text:p>
      <text:p text:style-name="P41">I-GEO:<text:tab/><text:tab/>34.7<text:tab/>3.25<text:tab/>5.94</text:p>
      <text:p text:style-name="P41">I-LOC_COUNTRY:<text:tab/>19.33<text:tab/>51.03<text:tab/>28.03</text:p>
      <text:p text:style-name="P41">=========================================</text:p>
      <text:p text:style-name="P41">All:<text:tab/><text:tab/><text:tab/>55.01<text:tab/>46.58<text:tab/>50.44</text:p>
      <text:p text:style-name="P41"/>
      <text:p text:style-name="P41"/>
      <text:p text:style-name="P43"><text:span text:style-name="T32">SGD</text:span> lr=0.01<text:span text:style-name="T32">5</text:span>, and max_steps=<text:span text:style-name="T31">8</text:span>0K, accuracy eval = <text:span text:style-name="T32">90.07</text:span>%</text:p>
      <text:p text:style-name="P43"/>
      <text:p text:style-name="P41">=========================================</text:p>
      <text:p text:style-name="P41">TAG<text:tab/><text:tab/>Precision<text:tab/>Recall<text:tab/>F1</text:p>
      <text:p text:style-name="P41">=========================================</text:p>
      <text:p text:style-name="P41">O:<text:tab/><text:tab/><text:tab/>92.89<text:tab/>95.79<text:tab/>94.32</text:p>
      <text:p text:style-name="P41">B-DATE:<text:tab/><text:tab/>91.09<text:tab/>91.84<text:tab/>91.46</text:p>
      <text:p text:style-name="P41">I-DATE:<text:tab/><text:tab/>93.11<text:tab/>93.26<text:tab/>93.19</text:p>
      <text:p text:style-name="P41">B-PEOPLE:<text:tab/><text:tab/>76.53<text:tab/>73.3<text:tab/>74.88</text:p>
      <text:p text:style-name="P41">I-PEOPLE:<text:tab/><text:tab/>78.21<text:tab/>74.57<text:tab/>76.35</text:p>
      <text:p text:style-name="P41">B-MISC:<text:tab/><text:tab/>69.66<text:tab/>50.5<text:tab/>58.55</text:p>
      <text:p text:style-name="P41">I-MISC:<text:tab/><text:tab/>77.41<text:tab/>44.32<text:tab/>56.37</text:p>
      <text:p text:style-name="P41">B-LOC_CITY:<text:tab/>69.55<text:tab/>70.27<text:tab/>69.91</text:p>
      <text:p text:style-name="P41">B-ORG:<text:tab/><text:tab/>75.33<text:tab/>64.89<text:tab/>69.72</text:p>
      <text:p text:style-name="P41">I-ORG:<text:tab/><text:tab/>72.9<text:tab/>60.77<text:tab/>66.28</text:p>
      <text:p text:style-name="P41">B-LOC_COUNTRY:<text:tab/>65.71<text:tab/>67.73<text:tab/>66.7</text:p>
      <text:p text:style-name="P41">B-LOC:<text:tab/><text:tab/>65.81<text:tab/>60.93<text:tab/>63.28</text:p>
      <text:p text:style-name="P41">I-LOC:<text:tab/><text:tab/><text:tab/>62.73<text:tab/>45.11<text:tab/>52.48</text:p>
      <text:p text:style-name="P41">B-GEO:<text:tab/><text:tab/>64.81<text:tab/>50.88<text:tab/>57.0</text:p>
      <text:p text:style-name="P41">I-LOC_CITY:<text:tab/><text:tab/>60.78<text:tab/>52.1<text:tab/>56.11</text:p>
      <text:p text:style-name="P41">I-GEO:<text:tab/><text:tab/>56.47<text:tab/>60.79<text:tab/>58.55</text:p>
      <text:p text:style-name="P41">I-LOC_COUNTRY:<text:tab/>58.61<text:tab/>64.83<text:tab/>61.56</text:p>
      <text:p text:style-name="P41">=========================================</text:p>
      <text:p text:style-name="P41">All:<text:tab/><text:tab/><text:tab/>72.45<text:tab/>65.99<text:tab/><text:span text:style-name="T11">69.07</text:span></text:p>
      <text:p text:style-name="P41"><text:span text:style-name="T11"/></text:p>
      <text:p text:style-name="P41"><text:span text:style-name="T11"/></text:p>
      <text:p text:style-name="P44">Adam lr=0.0<text:span text:style-name="T33">0</text:span>1, and max_steps=<text:span text:style-name="T31">8</text:span>0K, accuracy eval = <text:span text:style-name="T33">90.28</text:span>%</text:p>
      <text:p text:style-name="P44">=========================================</text:p>
      <text:p text:style-name="P44">TAG<text:tab/>Precision<text:tab/>Recall<text:tab/>F1</text:p>
      <text:p text:style-name="P44">=========================================</text:p>
      <text:p text:style-name="P44">O:<text:tab/>94.17<text:tab/>94.77<text:tab/>94.47</text:p>
      <text:p text:style-name="P44">B-DATE:<text:tab/>90.9<text:tab/>91.75<text:tab/>91.32</text:p>
      <text:p text:style-name="P44">I-DATE:<text:tab/>92.97<text:tab/>93.45<text:tab/>93.21</text:p>
      <text:p text:style-name="P44">B-PEOPLE:<text:tab/>74.72<text:tab/>76.59<text:tab/>75.65</text:p>
      <text:p text:style-name="P44">I-PEOPLE:<text:tab/>75.81<text:tab/>79.34<text:tab/>77.54</text:p>
      <text:p text:style-name="P44">B-MISC:<text:tab/>70.59<text:tab/>54.19<text:tab/>61.31</text:p>
      <text:p text:style-name="P44">I-MISC:<text:tab/>68.66<text:tab/>60.33<text:tab/>64.23</text:p>
      <text:p text:style-name="P44">B-LOC_CITY:<text:tab/>69.05<text:tab/>73.48<text:tab/>71.2</text:p>
      <text:p text:style-name="P44">B-ORG:<text:tab/>71.26<text:tab/>70.36<text:tab/>70.8</text:p>
      <text:p text:style-name="P44">I-ORG:<text:tab/>65.16<text:tab/>73.08<text:tab/>68.89</text:p>
      <text:p text:style-name="P44"><text:soft-page-break/>B-LOC_COUNTRY:<text:tab/>64.41<text:tab/>65.09<text:tab/>64.75</text:p>
      <text:p text:style-name="P44">B-LOC:<text:tab/>66.47<text:tab/>60.9<text:tab/>63.56</text:p>
      <text:p text:style-name="P44">I-LOC:<text:tab/>54.47<text:tab/>59.24<text:tab/>56.75</text:p>
      <text:p text:style-name="P44">B-GEO:<text:tab/>65.02<text:tab/>54.79<text:tab/>59.47</text:p>
      <text:p text:style-name="P44">I-LOC_CITY:<text:tab/>67.26<text:tab/>51.78<text:tab/>58.51</text:p>
      <text:p text:style-name="P44">I-GEO:<text:tab/>72.21<text:tab/>47.94<text:tab/>57.63</text:p>
      <text:p text:style-name="P44">I-LOC_COUNTRY:<text:tab/>67.22<text:tab/>67.09<text:tab/>67.15</text:p>
      <text:p text:style-name="P44">=========================================</text:p>
      <text:p text:style-name="P44">All:<text:tab/>72.37<text:tab/>69.07<text:tab/>70.68</text:p>
      <text:p text:style-name="P44"/>
      <text:p text:style-name="P44"/>
      <text:p text:style-name="P44">Adam lr=0.0<text:span text:style-name="T33">0</text:span>1, and max_steps=<text:span text:style-name="T33">22</text:span>0K, accuracy eval = <text:span text:style-name="T33">90.93</text:span>%</text:p>
      <text:p text:style-name="P44">=========================================</text:p>
      <text:p text:style-name="P44">TAG<text:tab/>Precision<text:tab/>Recall<text:tab/>F1</text:p>
      <text:p text:style-name="P44">=========================================</text:p>
      <text:p text:style-name="P44">O:<text:tab/>94.52<text:tab/>95.13<text:tab/>94.82</text:p>
      <text:p text:style-name="P44">B-DATE:<text:tab/>91.0<text:tab/>91.51<text:tab/>91.26</text:p>
      <text:p text:style-name="P44">I-DATE:<text:tab/>92.83<text:tab/>93.23<text:tab/>93.03</text:p>
      <text:p text:style-name="P44">B-PEOPLE:<text:tab/>77.19<text:tab/>78.72<text:tab/>77.95</text:p>
      <text:p text:style-name="P44">I-PEOPLE:<text:tab/>78.0<text:tab/>81.03<text:tab/>79.49</text:p>
      <text:p text:style-name="P44">B-MISC:<text:tab/>72.08<text:tab/>59.65<text:tab/>65.28</text:p>
      <text:p text:style-name="P44">I-MISC:<text:tab/>71.7<text:tab/>64.23<text:tab/>67.76</text:p>
      <text:p text:style-name="P44">B-LOC_CITY:<text:tab/>71.57<text:tab/>75.3<text:tab/>73.38</text:p>
      <text:p text:style-name="P44">B-ORG:<text:tab/>75.26<text:tab/>72.56<text:tab/>73.89</text:p>
      <text:p text:style-name="P44">I-ORG:<text:tab/>73.71<text:tab/>70.75<text:tab/>72.2</text:p>
      <text:p text:style-name="P44">B-LOC_COUNTRY:<text:tab/>65.39<text:tab/>71.46<text:tab/>68.29</text:p>
      <text:p text:style-name="P44">B-LOC:<text:tab/>68.87<text:tab/>64.19<text:tab/>66.45</text:p>
      <text:p text:style-name="P44">I-LOC:<text:tab/>63.36<text:tab/>58.9<text:tab/>61.05</text:p>
      <text:p text:style-name="P44">B-GEO:<text:tab/>68.22<text:tab/>59.04<text:tab/>63.3</text:p>
      <text:p text:style-name="P44">I-LOC_CITY:<text:tab/>64.29<text:tab/>61.71<text:tab/>62.98</text:p>
      <text:p text:style-name="P44">I-GEO:<text:tab/>75.15<text:tab/>54.78<text:tab/>63.36</text:p>
      <text:p text:style-name="P44">I-LOC_COUNTRY:<text:tab/>67.99<text:tab/>74.85<text:tab/>71.26</text:p>
      <text:p text:style-name="P44">=========================================</text:p>
      <text:p text:style-name="P44">All:<text:tab/>74.77<text:tab/>72.18<text:tab/>73.45</text:p>
      <text:p text:style-name="P44"/>
      <text:p text:style-name="P44"/>
      <text:p text:style-name="P44"><text:span text:style-name="T32">SGD</text:span> lr=0.0<text:span text:style-name="T33">2</text:span>, and max_steps=<text:span text:style-name="T31">8</text:span>0K, accuracy eval = <text:span text:style-name="T33">89.99</text:span>%</text:p>
      <text:p text:style-name="P44">=========================================</text:p>
      <text:p text:style-name="P44">TAG<text:tab/>Precision<text:tab/>Recall<text:tab/>F1</text:p>
      <text:p text:style-name="P44">=========================================</text:p>
      <text:p text:style-name="P44">O:<text:tab/>93.42<text:tab/>95.2<text:tab/>94.3</text:p>
      <text:p text:style-name="P44">B-DATE:<text:tab/>90.94<text:tab/>91.63<text:tab/>91.28</text:p>
      <text:p text:style-name="P44">I-DATE:<text:tab/>92.92<text:tab/>93.29<text:tab/>93.1</text:p>
      <text:p text:style-name="P44">B-PEOPLE:<text:tab/>73.67<text:tab/>74.96<text:tab/>74.31</text:p>
      <text:p text:style-name="P44">I-PEOPLE:<text:tab/>76.5<text:tab/>74.68<text:tab/>75.58</text:p>
      <text:p text:style-name="P44">B-MISC:<text:tab/>67.35<text:tab/>53.22<text:tab/>59.46</text:p>
      <text:p text:style-name="P44">I-MISC:<text:tab/>65.57<text:tab/>57.25<text:tab/>61.12</text:p>
      <text:p text:style-name="P44">B-LOC_CITY:<text:tab/>70.05<text:tab/>71.69<text:tab/>70.86</text:p>
      <text:p text:style-name="P44">B-ORG:<text:tab/>77.76<text:tab/>60.09<text:tab/>67.79</text:p>
      <text:p text:style-name="P44">I-ORG:<text:tab/>78.58<text:tab/>50.62<text:tab/>61.57</text:p>
      <text:p text:style-name="P44">B-LOC_COUNTRY:<text:tab/>63.71<text:tab/>71.45<text:tab/>67.36</text:p>
      <text:p text:style-name="P44">B-LOC:<text:tab/>67.21<text:tab/>59.75<text:tab/>63.26</text:p>
      <text:p text:style-name="P44"><text:soft-page-break/>I-LOC:<text:tab/>62.47<text:tab/>47.38<text:tab/>53.89</text:p>
      <text:p text:style-name="P44">B-GEO:<text:tab/>64.07<text:tab/>55.23<text:tab/>59.32</text:p>
      <text:p text:style-name="P44">I-LOC_CITY:<text:tab/>61.06<text:tab/>54.01<text:tab/>57.32</text:p>
      <text:p text:style-name="P44">I-GEO:<text:tab/>62.48<text:tab/>59.3<text:tab/>60.85</text:p>
      <text:p text:style-name="P44">I-LOC_COUNTRY:<text:tab/>75.54<text:tab/>60.05<text:tab/>66.91</text:p>
      <text:p text:style-name="P44">=========================================</text:p>
      <text:p text:style-name="P44">All:<text:tab/>73.14<text:tab/>66.46<text:tab/>69.64</text:p>
      <text:p text:style-name="P44"/>
      <text:p text:style-name="P44"/>
      <text:p text:style-name="P45">Adam lr=0.0<text:span text:style-name="T33">005</text:span>, and max_steps=<text:span text:style-name="T34">8</text:span>0K, accuracy eval = <text:span text:style-name="T33">90.37</text:span>%</text:p>
      <text:p text:style-name="P44">=========================================</text:p>
      <text:p text:style-name="P44">TAG<text:tab/>Precision<text:tab/>Recall<text:tab/>F1</text:p>
      <text:p text:style-name="P44">=========================================</text:p>
      <text:p text:style-name="P44">O:<text:tab/><text:tab/>93.76<text:tab/>95.31<text:tab/>94.53</text:p>
      <text:p text:style-name="P44">B-DATE:<text:tab/>90.97<text:tab/>91.77<text:tab/>91.37</text:p>
      <text:p text:style-name="P44">I-DATE:<text:tab/>93.02<text:tab/>93.25<text:tab/>93.14</text:p>
      <text:p text:style-name="P44">B-PEOPLE:<text:tab/>76.04<text:tab/>76.01<text:tab/>76.03</text:p>
      <text:p text:style-name="P44">I-PEOPLE:<text:tab/>77.82<text:tab/>77.79<text:tab/>77.81</text:p>
      <text:p text:style-name="P44">B-MISC:<text:tab/>70.16<text:tab/>54.23<text:tab/>61.18</text:p>
      <text:p text:style-name="P44">I-MISC:<text:tab/>69.56<text:tab/>58.78<text:tab/>63.72</text:p>
      <text:p text:style-name="P44">B-LOC_CITY:<text:tab/>69.47<text:tab/>71.05<text:tab/>70.25</text:p>
      <text:p text:style-name="P44">B-ORG:<text:tab/>76.29<text:tab/>64.46<text:tab/>69.88</text:p>
      <text:p text:style-name="P44">I-ORG:<text:tab/>72.43<text:tab/>64.16<text:tab/>68.05</text:p>
      <text:p text:style-name="P44">B-LOC_COUNTRY:<text:tab/>68.6<text:tab/>66.8<text:tab/>67.69</text:p>
      <text:p text:style-name="P44">B-LOC:<text:tab/>65.86<text:tab/>57.6<text:tab/>61.46</text:p>
      <text:p text:style-name="P44">I-LOC:<text:tab/>49.42<text:tab/>62.51<text:tab/>55.2</text:p>
      <text:p text:style-name="P44">B-GEO:<text:tab/>67.57<text:tab/>51.98<text:tab/>58.76</text:p>
      <text:p text:style-name="P44">I-LOC_CITY:<text:tab/>62.6<text:tab/>55.31<text:tab/>58.73</text:p>
      <text:p text:style-name="P44">I-GEO:<text:tab/>68.98<text:tab/>50.71<text:tab/>58.45</text:p>
      <text:p text:style-name="P44">I-LOC_COUNTRY:<text:tab/>62.37<text:tab/>70.07<text:tab/>66.0</text:p>
      <text:p text:style-name="P44">=========================================</text:p>
      <text:p text:style-name="P44">All:<text:tab/><text:tab/>72.64<text:tab/>68.34<text:tab/><text:span text:style-name="T15">70.4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iberation Serif1" svg:font-family="'Liberation Serif', serif"/>
    <style:font-face style:name="monospace" svg:font-family="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7:07:18.291000000</meta:creation-date>
    <dc:date>2020-08-07T16:04:47.511000000</dc:date>
    <meta:editing-duration>PT13H2M16S</meta:editing-duration>
    <meta:editing-cycles>38</meta:editing-cycles>
    <meta:generator>LibreOffice/6.2.5.2$Windows_X86_64 LibreOffice_project/1ec314fa52f458adc18c4f025c545a4e8b22c159</meta:generator>
    <meta:document-statistic meta:table-count="0" meta:image-count="0" meta:object-count="0" meta:page-count="9" meta:paragraph-count="375" meta:word-count="1794" meta:character-count="13363" meta:non-whitespace-character-count="11721"/>
  </office:meta>
</office:document-meta>
</file>